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1" svg:font-family="'Gill Sans MT'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Gill Sans MT" svg:font-family="'Gill Sans MT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ohit Devanagari1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draw:auto-grow-height="true" fo:min-height="3.506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outline1">
      <style:graphic-properties fo:min-height="5.559cm"/>
    </style:style>
    <style:style style:name="pr7" style:family="presentation" style:parent-style-name="Обычный-outline1">
      <style:graphic-properties draw:stroke="none" draw:fill="none" fo:min-height="0.87cm"/>
    </style:style>
    <style:style style:name="pr8" style:family="presentation" style:parent-style-name="Обычный-outline1" style:list-style-name="L4">
      <style:graphic-properties fo:min-height="11.929cm"/>
    </style:style>
    <style:style style:name="pr9" style:family="presentation" style:parent-style-name="Обычный-outline1" style:list-style-name="L4">
      <style:graphic-properties fo:min-height="11.929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left="0.229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style:font-name="Consolas1"/>
    </style:style>
    <style:style style:name="P6" style:family="paragraph">
      <style:text-properties fo:font-size="20pt"/>
    </style:style>
    <style:style style:name="P7" style:family="paragraph">
      <style:paragraph-properties fo:margin-left="0.076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text-properties style:use-window-font-color="true" style:font-name="Liberation Sans2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style:font-name="Consolas1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margin-top="0.212cm" fo:margin-bottom="0cm" fo:line-height="100%" fo:text-align="start" style:punctuation-wrap="hanging" style:writing-mode="lr-tb"/>
      <style:text-properties fo:hyphenate="false"/>
    </style:style>
    <style:style style:name="P14" style:family="paragraph">
      <style:paragraph-properties fo:margin-top="0.212cm" fo:margin-bottom="0cm" fo:line-height="100%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.076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text-properties style:font-name="Liberation Sans2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35ff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ill Sans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ill Sans MT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style:font-name="Consolas1"/>
    </style:style>
    <style:style style:name="T11" style:family="text">
      <style:text-properties style:use-window-font-color="true" style:font-name="Consolas1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onsolas1" fo:font-size="28pt" style:font-size-asian="28pt" style:font-size-complex="28pt"/>
    </style:style>
    <style:style style:name="T13" style:family="text">
      <style:text-properties style:use-window-font-color="true" style:font-name="Consolas1" fo:font-size="28pt" style:font-size-asian="28pt" style:font-size-complex="28pt"/>
    </style:style>
    <style:style style:name="T14" style:family="text">
      <style:text-properties style:font-name="Liberation Sans2"/>
    </style:style>
    <style:style style:name="T15" style:family="text">
      <style:text-properties style:font-name="Liberation Sans2" fo:language="en" fo:country="US"/>
    </style:style>
    <style:style style:name="T16" style:family="text">
      <style:text-properties style:font-name="Consolas1" fo:language="en" fo:country="US"/>
    </style:style>
    <style:style style:name="T17" style:family="text">
      <style:text-properties style:font-name="Consolas1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Consolas1" fo:font-weight="normal" style:font-weight-asian="normal" style:font-weight-complex="normal"/>
    </style:style>
    <style:style style:name="T20" style:family="text">
      <style:text-properties style:font-name="Liberation Sans2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1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40" style:family="text">
      <style:text-properties fo:font-size="28pt" fo:font-weight="normal" style:font-size-asian="28pt" style:font-weight-asian="normal" style:font-size-complex="28pt" style:font-weight-complex="normal"/>
    </style:style>
    <style:style style:name="T41" style:family="text">
      <style:text-properties fo:font-size="26pt" fo:font-weight="normal" style:font-size-asian="26pt" style:font-weight-asian="normal" style:font-size-complex="26pt" style:font-weight-complex="normal"/>
    </style:style>
    <style:style style:name="T42" style:family="text">
      <style:text-properties fo:font-size="26pt" fo:font-weight="bold" style:font-size-asian="26pt" style:font-weight-asian="bold" style:font-size-complex="26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Gill Sans MT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font-variant="normal" fo:text-transform="none" fo:color="#0066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7" style:family="text">
      <style:text-properties fo:font-size="28pt" fo:font-style="italic" style:font-size-asian="28pt" style:font-style-asian="italic" style:font-size-complex="28pt" style:font-style-complex="italic"/>
    </style:style>
    <style:style style:name="T48" style:family="text">
      <style:text-properties style:font-name="Consolas1" fo:font-size="16pt" fo:font-weight="bold" style:font-size-asian="16pt" style:font-weight-asian="bold" style:font-size-complex="16pt" style:font-weight-complex="bold"/>
    </style:style>
    <style:style style:name="T49" style:family="text">
      <style:text-properties style:font-name="Consolas1" fo:font-size="16pt" style:font-size-asian="16pt" style:font-size-complex="16pt"/>
    </style:style>
    <style:style style:name="T50" style:family="text">
      <style:text-properties fo:font-variant="normal" fo:text-transform="none" fo:color="#361309" style:text-line-through-style="none" style:text-line-through-type="none" style:text-position="0% 100%" style:font-name="Gill Sans MT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51" style:family="text">
      <style:text-properties fo:font-size="40pt" style:font-size-asian="40pt" style:font-size-complex="40pt"/>
    </style:style>
    <style:style style:name="T52" style:family="text">
      <style:text-properties fo:font-variant="normal" fo:text-transform="none" fo:color="#361309" style:text-line-through-style="none" style:text-line-through-type="none" style:text-position="0% 100%" style:font-name="Gill Sans MT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font-variant="normal" fo:text-transform="none" fo:color="#361309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361309" style:text-line-through-style="none" style:text-line-through-type="none" style:text-position="0% 100%" style:font-name="Gill Sans MT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18pt" fo:letter-spacing="normal" fo:language="en" fo:country="US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-технологи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онтакт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Кихтенко Владимир Андреевич</text:p>
                <text:p>E-mail: <text:a xlink:href="mailto:kikht@ict.nsc.ru" xlink:type="simple">kikht@ict.nsc.ru</text:a></text:p>
                <text:p>Тел: +7 913 394 44 33</text:p>
                <text:p/>
                <text:p>Материалы к лекциям: <text:line-break/><text:span text:style-name="T2">cluster-web.esemc.nsc.ru/~kikht/java-lectures/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Литература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Документация Java и библиотек</text:p>
                <text:list>
                  <text:list-item>
                    <text:p>docs.oracle.com/javase/8/docs/api/</text:p>
                  </text:list-item>
                  <text:list-item>
                    <text:p>docs.oracle.com/javase/tutorial/</text:p>
                  </text:list-item>
                </text:list>
              </text:list-item>
              <text:list-item>
                <text:p><text:span text:style-name="T3">Bruce Eckel </text:span><text:span text:style-name="T4">Thinking in Java</text:span><text:span text:style-name="T4"><text:line-break/></text:span><text:span text:style-name="T3">Брюс Эккель </text:span><text:span text:style-name="T4">Философия Java</text:span></text:p>
              </text:list-item>
              <text:list-item>
                <text:p><text:span text:style-name="T3">C. Horstmann, G. Cornell </text:span><text:span text:style-name="T4">Core Java™ 2</text:span></text:p>
              </text:list-item>
              <text:list-item>
                <text:p><text:span text:style-name="T3">С. Макконнелл </text:span><text:span text:style-name="T4">Совершенный код</text:span></text:p>
              </text:list-item>
              <text:list-item>
                <text:p><text:span text:style-name="T3">М. Гранд </text:span><text:span text:style-name="T4">Шаблоны проектирования</text:span></text:p>
              </text:list-item>
              <text:list-item>
                <text:p><text:span text:style-name="T3">М. Фаулер </text:span><text:span text:style-name="T4">Архитектура корпоративных программных приложени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Зачетное задание</text:p>
          </draw:text-box>
        </draw:frame>
        <draw:frame presentation:style-name="pr4" draw:layer="layout" svg:width="25.199cm" svg:height="15.686cm" svg:x="1.4cm" svg:y="4.514cm" presentation:class="outline" presentation:user-transformed="true">
          <draw:text-box>
            <text:list text:style-name="L2">
              <text:list-header>
                <text:p text:style-name="P2"><text:span text:style-name="T3">Самостоятельно создать работоспособное </text:span><text:span text:style-name="T3"><text:line-break/></text:span><text:span text:style-name="T3">Java-приложение, которое:</text:span></text:p>
                <text:list>
                  <text:list-item>
                    <text:p text:style-name="P2"><text:span text:style-name="T3">Имеет GUI или WEB интерфейс</text:span></text:p>
                  </text:list-item>
                  <text:list-item>
                    <text:p text:style-name="P2"><text:span text:style-name="T3">Взаимодействует с СУБД</text:span></text:p>
                  </text:list-item>
                  <text:list-item>
                    <text:p text:style-name="P2"><text:span text:style-name="T3">Ведет журнал работы (Log4j, ...) </text:span></text:p>
                  </text:list-item>
                  <text:list-item>
                    <text:p text:style-name="P2"><text:span text:style-name="T3">Содержит модули тестирования (JUnit)</text:span></text:p>
                  </text:list-item>
                  <text:list-item>
                    <text:p text:style-name="P2"><text:span text:style-name="T3">Управляется посредством Maven</text:span></text:p>
                  </text:list-item>
                  <text:list-item>
                    <text:p text:style-name="P2"><text:span text:style-name="T3">Документирована посредством Javadoc</text:span></text:p>
                  </text:list-item>
                  <text:list-item>
                    <text:p text:style-name="P2"><text:span text:style-name="T3">Хранится в публичной системе контроля версий (GitHub, Bitbucket, ...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История Java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1991 год, Oak – универсальный язык управления бытовыми приборами</text:span></text:p>
              </text:list-item>
              <text:list-item>
                <text:p text:style-name="P3"><text:span text:style-name="T3">1994 год, OakLive + WebRunner</text:span></text:p>
              </text:list-item>
              <text:list-item>
                <text:p text:style-name="P3"><text:span text:style-name="T3">23 мая 1995 года технологии Java и HotJava были официально объявлены Sun </text:span></text:p>
              </text:list-item>
              <text:list-item>
                <text:p text:style-name="P3"><text:span text:style-name="T3">Март 1996 года – подписано соглашение о покупке лицензии Java компанией Microsoft</text:span></text:p>
              </text:list-item>
              <text:list-item>
                <text:p text:style-name="P3"><text:span text:style-name="T3">13 ноября 2006 – реализация от Sun становится свободным ПО</text:span></text:p>
              </text:list-item>
              <text:list-item>
                <text:p text:style-name="P3"><text:span text:style-name="T3"><text:s/></text:span><text:span text:style-name="T3">2009–2010 Sun Microsystems приобретена Orac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вые java-библиотек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Первая версия содержала всего 8 стандартных библиотек:</text:span></text:p>
                <text:list>
                  <text:list-item>
                    <text:p><text:span text:style-name="T3">java.lang - базовые классы, необходимые для работы любого приложения; </text:span></text:p>
                  </text:list-item>
                  <text:list-item>
                    <text:p><text:span text:style-name="T3">java.util - многие полезные вспомогательные классы; </text:span></text:p>
                  </text:list-item>
                  <text:list-item>
                    <text:p><text:span text:style-name="T3">java.applet - классы для создания апплетов; </text:span></text:p>
                  </text:list-item>
                  <text:list-item>
                    <text:p><text:span text:style-name="T3">java.awt, java.awt.peer - библиотека для создания графического интерфейса пользователя (GUI), называется Abstract Window Toolkit, AWT; </text:span></text:p>
                  </text:list-item>
                  <text:list-item>
                    <text:p><text:span text:style-name="T3">java.awt.image - дополнительные классы для работы с изображениями; </text:span></text:p>
                  </text:list-item>
                  <text:list-item>
                    <text:p><text:span text:style-name="T3">java.io - работа с потоками данных (streams) и с файлами; </text:span></text:p>
                  </text:list-item>
                  <text:list-item>
                    <text:p><text:span text:style-name="T3">java.net - работа с сетью.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нение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роекты</text:p>
              </text:list-item>
              <text:list-item>
                <text:p>Языки на базе Java</text:p>
              </text:list-item>
              <text:list-item>
                <text:p>Фреймвор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лючевые особенности Java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3">Кроссплатформенность</text:span><text:span text:style-name="T3"><text:line-break/></text:span><text:span text:style-name="T3">«Write once, run everywhere»</text:span></text:p>
              </text:list-item>
              <text:list-item>
                <text:p><text:span text:style-name="T3">Объектная ориентированность</text:span></text:p>
              </text:list-item>
              <text:list-item>
                <text:p><text:span text:style-name="T3">Привычный синтаксис C/C++</text:span></text:p>
              </text:list-item>
              <text:list-item>
                <text:p><text:span text:style-name="T3">Строгая типизация</text:span></text:p>
              </text:list-item>
              <text:list-item>
                <text:p><text:span text:style-name="T3">Сборщик мусора</text:span></text:p>
              </text:list-item>
              <text:list-item>
                <text:p><text:span text:style-name="T3">Встроенная модель безопасности</text:span></text:p>
              </text:list-item>
              <text:list-item>
                <text:p><text:span text:style-name="T3">Ориентация на Internet и сетевые задачи</text:span></text:p>
              </text:list-item>
              <text:list-item>
                <text:p><text:span text:style-name="T3">Динамичность</text:span></text:p>
              </text:list-item>
              <text:list-item>
                <text:p><text:span text:style-name="T3">Простота освоен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Классификация платформ Java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J2EE</text:span><text:span text:style-name="T3"> или </text:span><text:span text:style-name="T4">Java EE</text:span><text:span text:style-name="T3"> (начиная с v1.5) — Java Enterprise Edition, для создания программного обеспечения уровня предприятия;</text:span></text:p>
              </text:list-item>
              <text:list-item>
                <text:p><text:span text:style-name="T4">J2SE</text:span><text:span text:style-name="T3"> или </text:span><text:span text:style-name="T4">Java SE</text:span><text:span text:style-name="T3"> (начиная с v1.5) — Java Standard Edition, для создания пользовательских приложений, в первую очередь — для настольных систем;</text:span></text:p>
              </text:list-item>
              <text:list-item>
                <text:p><text:span text:style-name="T4">J2ME, Java ME </text:span><text:span text:style-name="T3">или </text:span><text:span text:style-name="T4">Java Micro Edition</text:span><text:span text:style-name="T3">, для использования в устройствах, ограниченных по вычислительной мощности, в том числе мобильных телефонах, КПК, встроенных системах;</text:span></text:p>
              </text:list-item>
              <text:list-item>
                <text:p><text:span text:style-name="T4">Java Card </text:span><text:span text:style-name="T3">для использования в устройствах без собственного человекомашинного интерфейса, например в смарт-картах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 Virtual Machine</text:p>
          </draw:text-box>
        </draw:frame>
        <draw:frame presentation:style-name="pr4" draw:layer="layout" svg:width="25.199cm" svg:height="4.286cm" svg:x="1.4cm" svg:y="4.914cm" presentation:class="outline" presentation:user-transformed="true">
          <draw:text-box>
            <text:list text:style-name="L2">
              <text:list-header>
                <text:p>Исполняет байткод и реализует поддержку времени исполнения</text:p>
                <text:p><text:span text:style-name="T5">Сборка мусора, взаимодействие с ОС, ...</text:span></text:p>
                <text:p><text:span text:style-name="T5"/></text:p>
                <text:p><text:span text:style-name="T6"/></text:p>
              </text:list-header>
            </text:list>
          </draw:text-box>
        </draw:frame>
        <draw:frame presentation:style-name="pr6" draw:text-style-name="P4" draw:layer="layout" svg:width="11.2cm" svg:height="7.685cm" svg:x="1.4cm" svg:y="9.4cm" presentation:class="outline" presentation:user-transformed="true">
          <draw:text-box>
            <text:list text:style-name="L2">
              <text:list-header>
                <text:p><text:span text:style-name="T7">Реализации:</text:span></text:p>
                <text:list>
                  <text:list-item>
                    <text:p><text:span text:style-name="T7">HotSpot JVM (Sun-Oracle)</text:span></text:p>
                  </text:list-item>
                  <text:list-item>
                    <text:p><text:span text:style-name="T7">JRockit (Oracle)</text:span></text:p>
                  </text:list-item>
                  <text:list-item>
                    <text:p><text:span text:style-name="T7">Harmony (Apache)</text:span></text:p>
                  </text:list-item>
                  <text:list-item>
                    <text:p><text:span text:style-name="T7">Zing (Azul)</text:span></text:p>
                  </text:list-item>
                  <text:list-item>
                    <text:p><text:span text:style-name="T7">JET (Excelsior)</text:span></text:p>
                  </text:list-item>
                </text:list>
              </text:list-header>
            </text:list>
          </draw:text-box>
        </draw:frame>
        <draw:frame presentation:style-name="pr6" draw:layer="layout" svg:width="11.2cm" svg:height="7.685cm" svg:x="13.4cm" svg:y="9.401cm" presentation:class="outline" presentation:user-transformed="true">
          <draw:text-box>
            <text:list text:style-name="L2">
              <text:list-header>
                <text:p><text:span text:style-name="T7">Спецификации:</text:span></text:p>
                <text:list>
                  <text:list-item>
                    <text:p><text:span text:style-name="T8">The Java Language Specification</text:span></text:p>
                  </text:list-item>
                  <text:list-item>
                    <text:p><text:span text:style-name="T7">The Java Virtual Machine Specification</text:span></text:p>
                  </text:list-item>
                </text:list>
                <text:p><text:span text:style-name="T7"><text:s/></text:span></text:p>
              </text:list-header>
            </text:list>
          </draw:text-box>
        </draw:frame>
        <draw:frame presentation:style-name="pr7" draw:layer="layout" svg:width="14.228cm" svg:height="1.12cm" svg:x="11.772cm" svg:y="15.68cm">
          <draw:text-box>
            <text:list text:style-name="L2">
              <text:list-header>
                <text:p><text:span text:style-name="T7"><text:a xlink:href="http://docs.oracle.com/javase/specs/" xlink:type="simple">http://docs.oracle.com/javase/specs/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9">Hello</text:span> <text:span text:style-name="T9">world</text:span>!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Hello.java:</text:span></text:p>
                <text:p><text:span text:style-name="T11">package</text:span><text:span text:style-name="T12"> ru.nsu.java_tech.hello;</text:span><text:span text:style-name="T12"><text:line-break/></text:span><text:span text:style-name="T12"><text:line-break/></text:span><text:span text:style-name="T11">public</text:span><text:span text:style-name="T13"> </text:span><text:span text:style-name="T11">class</text:span><text:span text:style-name="T12"> Hello {</text:span><text:span text:style-name="T12"><text:line-break/></text:span><text:span text:style-name="T12"><text:tab/></text:span><text:span text:style-name="T11">public static void</text:span><text:span text:style-name="T12"> main(String[] args) {</text:span><text:span text:style-name="T12"><text:line-break/></text:span><text:span text:style-name="T12"><text:tab/></text:span><text:span text:style-name="T12"><text:tab/></text:span><text:span text:style-name="T12">System.out.println();</text:span><text:span text:style-name="T12"><text:line-break/></text:span><text:span text:style-name="T12"><text:tab/></text:span><text:span text:style-name="T12">}</text:span><text:span text:style-name="T12"><text:line-break/></text:span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Установка окружени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В папке C:\Program Files\Java найти инсталяции JRE и JDK (или скачать JDK).</text:span></text:p>
              </text:list-item>
              <text:list-item>
                <text:p text:style-name="P3"><text:span text:style-name="T3">Убедиться, что расположение Java указано в системной переменной PATH,выполнив команду </text:span><text:span text:style-name="T3"><text:line-break/></text:span><text:span text:style-name="T3">java -version</text:span></text:p>
              </text:list-item>
              <text:list-item>
                <text:p text:style-name="P3"><text:span text:style-name="T3">Убедиться, что доступен компилятор:</text:span><text:span text:style-name="T3"><text:line-break/></text:span><text:span text:style-name="T3">javac -version</text:span></text:p>
              </text:list-item>
              <text:list-item>
                <text:p text:style-name="P3"><text:span text:style-name="T3">Убедиться, что корректно указано значение системной переменной JAVA_HOME:</text:span><text:span text:style-name="T3"><text:line-break/></text:span><text:span text:style-name="T3">echo %JAVA_HOME%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иляция и запуск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Компиляция <text:line-break/>(<text:span text:style-name="T9">java</text:span> <text:span text:style-name="T9">source</text:span> <text:span text:style-name="T9">code</text:span> -&gt; <text:span text:style-name="T9">java</text:span> bytecode)</text:p>
                <text:p><text:span text:style-name="T10">$ javac Hello.java</text:span></text:p>
              </text:list-item>
              <text:list-item>
                <text:p><text:span text:style-name="T14">Запуск (JVM + </text:span><text:span text:style-name="T15">java</text:span><text:span text:style-name="T14"> bytecode)</text:span></text:p>
                <text:p><text:span text:style-name="T10">$ </text:span><text:span text:style-name="T16">java</text:span><text:span text:style-name="T10"> Hello</text:span></text:p>
                <text:list>
                  <text:list-item>
                    <text:p><text:span text:style-name="T15">java</text:span><text:span text:style-name="T14"> — программа запускающая JVM</text:span></text:p>
                  </text:list-item>
                  <text:list-item>
                    <text:p><text:span text:style-name="T14">Hello — аргумент JVM, указывающий, в каком классе надо искать метод </text:span><text:span text:style-name="T14"><text:line-break/></text:span><text:span text:style-name="T10">public static void m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Типы данных и локальные переменные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Типы данных</text:p>
                <text:list>
                  <text:list-item>
                    <text:p>Примитивные: boolean, byte, short, int, long, char, float, double</text:p>
                    <text:list>
                      <text:list-item>
                        <text:p>boolean != int <text:line-break/><text:span text:style-name="T17">if</text:span><text:span text:style-name="T10"> (i = 0)</text:span> — ошибка</text:p>
                      </text:list-item>
                    </text:list>
                  </text:list-item>
                  <text:list-item>
                    <text:p>Ссылочные: массивы и объекты</text:p>
                  </text:list-item>
                </text:list>
              </text:list-item>
              <text:list-item>
                <text:p>Локальные переменные объявляются <text:span text:style-name="T18">и инициализируются</text:span> перед использованием в любом месте метода.</text:p>
              </text:list-item>
              <text:list-item>
                <text:p>Декларация: </text:p>
                <text:list>
                  <text:list-item>
                    <text:p><text:span text:style-name="T17">double</text:span><text:span text:style-name="T10"> salary;</text:span></text:p>
                  </text:list-item>
                  <text:list-item>
                    <text:p><text:span text:style-name="T17">int</text:span><text:span text:style-name="T10"> vatationDays;</text:span></text:p>
                  </text:list-item>
                </text:list>
              </text:list-item>
              <text:list-item>
                <text:p>Операторы: +, -, *, /, %, ==, !=, &lt;=, &gt;=, &lt;, &gt;, &amp;&amp;, ||, !, = (присваивание), &amp;, |, ^, &gt;&gt;, &lt;&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>Переопределять операторы нельзя</text:p>
              <text:p>boxing</text:p>
            </draw:text-box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интаксические структуры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0">{</text:span><text:span text:style-name="T10"><text:line-break/></text:span><text:span text:style-name="T10"><text:tab/></text:span><text:span text:style-name="T10">statement1</text:span><text:span text:style-name="T10"><text:line-break/></text:span><text:span text:style-name="T10"><text:tab/></text:span><text:span text:style-name="T10">statement2</text:span><text:span text:style-name="T10"><text:line-break/></text:span><text:span text:style-name="T10">}</text:span></text:p>
              </text:list-item>
              <text:list-item>
                <text:p><text:span text:style-name="T17">if</text:span><text:span text:style-name="T10"> (condition) statement1 </text:span><text:span text:style-name="T17">else</text:span><text:span text:style-name="T10"> statement2</text:span></text:p>
              </text:list-item>
              <text:list-item>
                <text:p><text:span text:style-name="T17">while</text:span><text:span text:style-name="T10"> (condition) statement</text:span></text:p>
              </text:list-item>
              <text:list-item>
                <text:p><text:span text:style-name="T17">do</text:span><text:span text:style-name="T10"> statement </text:span><text:span text:style-name="T17">while</text:span><text:span text:style-name="T10"> (condition);</text:span></text:p>
              </text:list-item>
              <text:list-item>
                <text:p><text:span text:style-name="T17">for </text:span><text:span text:style-name="T19">(init; condition; step) statement</text:span></text:p>
                <text:list>
                  <text:list-item>
                    <text:p><text:span text:style-name="T20">Для циклов есть </text:span><text:span text:style-name="T17">continue</text:span><text:span text:style-name="T20"> и </text:span><text:span text:style-name="T17">break</text:span><text:span text:style-name="T20"> с метками</text:span></text:p>
                  </text:list-item>
                </text:list>
              </text:list-item>
              <text:list-item>
                <text:p><text:span text:style-name="T17">switch </text:span><text:span text:style-name="T19">(item) {</text:span><text:span text:style-name="T19"><text:line-break/></text:span><text:span text:style-name="T19"><text:tab/></text:span><text:span text:style-name="T21">case</text:span><text:span text:style-name="T22"> val1: statement1; </text:span><text:span text:style-name="T21">break;</text:span><text:span text:style-name="T21"><text:line-break/></text:span><text:span text:style-name="T21"><text:tab/></text:span><text:span text:style-name="T21">case</text:span><text:span text:style-name="T22"> val2: statement2; </text:span><text:span text:style-name="T21">break;</text:span><text:span text:style-name="T21"><text:line-break/></text:span><text:span text:style-name="T21"><text:tab/></text:span><text:span text:style-name="T21">default: </text:span><text:span text:style-name="T22">statement</text:span><text:span text:style-name="T22"><text:line-break/></text:span><text:span text:style-name="T2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Массивы</text:p>
          </draw:text-box>
        </draw:frame>
        <draw:frame presentation:style-name="pr4" draw:text-style-name="P5" draw:layer="layout" svg:width="25.199cm" svg:height="13.486cm" svg:x="1.4cm" svg:y="4.914cm" presentation:class="outline" presentation:user-transformed="true">
          <draw:text-box>
            <text:p text:style-name="P2"><text:span text:style-name="T23">int</text:span><text:span text:style-name="T24">[] a = new </text:span><text:span text:style-name="T23">int</text:span><text:span text:style-name="T24">[100]; </text:span></text:p>
            <text:p text:style-name="P2"><text:span text:style-name="T23">for</text:span><text:span text:style-name="T24"> (</text:span><text:span text:style-name="T23">int</text:span><text:span text:style-name="T24"> i = 0; i &lt; a.length; i++) </text:span><text:span text:style-name="T24"><text:line-break/></text:span><text:span text:style-name="T24"><text:tab/></text:span><text:span text:style-name="T24">a[i] = 100 - i; </text:span></text:p>
            <text:p text:style-name="P2"><text:span text:style-name="T24">Arrays.sort(a) ;</text:span></text:p>
            <text:p text:style-name="P2"><text:span text:style-name="T24"/></text:p>
            <text:p text:style-name="P2"><text:span text:style-name="T23">for</text:span><text:span text:style-name="T24"> (</text:span><text:span text:style-name="T23">int</text:span><text:span text:style-name="T24"> element : a) </text:span><text:span text:style-name="T24"><text:line-break/></text:span><text:span text:style-name="T24"><text:tab/></text:span><text:span text:style-name="T24">System.out.println(element); </text:span></text:p>
            <text:p text:style-name="P2"><text:span text:style-name="T24"/></text:p>
            <text:p text:style-name="P2"><text:span text:style-name="T23">int</text:span><text:span text:style-name="T24">[] smallPrimes = { 2, 3, 5, 7, 11, 13 }; </text:span></text:p>
            <text:p text:style-name="P2"><text:span text:style-name="T23">double</text:span><text:span text:style-name="T24">[][]balances = new double[5][10]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Классы и объекты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25">Объект — это экземпляр некоторого класса</text:span></text:p>
              </text:list-item>
              <text:list-item>
                <text:p><text:span text:style-name="T25">Класс содержит </text:span><text:span text:style-name="T26">поля</text:span><text:span text:style-name="T25"> и </text:span><text:span text:style-name="T26">методы</text:span></text:p>
                <text:list>
                  <text:list-item>
                    <text:p><text:span text:style-name="T27">Поля — данные принадлежащие объектам, </text:span><text:span text:style-name="T27"><text:line-break/></text:span><text:span text:style-name="T27">их значения определяют состояние объекта</text:span></text:p>
                  </text:list-item>
                  <text:list-item>
                    <text:p><text:span text:style-name="T27">Методы — последовательности операторов, делающих что-то с полями</text:span></text:p>
                  </text:list-item>
                </text:list>
              </text:list-item>
            </text:list>
            <text:p text:style-name="P7"><text:span text:style-name="T28">public</text:span><text:span text:style-name="T29"> </text:span><text:span text:style-name="T28">class</text:span><text:span text:style-name="T29"> Point {</text:span><text:span text:style-name="T29"><text:tab/></text:span><text:span text:style-name="T29"><text:tab/></text:span><text:span text:style-name="T29">// класс с именем “Point”</text:span><text:span text:style-name="T29"><text:line-break/></text:span><text:span text:style-name="T29"><text:tab/></text:span><text:span text:style-name="T28">static</text:span><text:span text:style-name="T29"> </text:span><text:span text:style-name="T28">double</text:span><text:span text:style-name="T29"> x;</text:span><text:span text:style-name="T29"><text:tab/></text:span><text:span text:style-name="T29">// поле типа double с именем “x”</text:span><text:span text:style-name="T29"><text:line-break/></text:span><text:span text:style-name="T29"><text:tab/></text:span><text:span text:style-name="T28">double</text:span><text:span text:style-name="T29"> y; </text:span><text:span text:style-name="T29"><text:tab/></text:span><text:span text:style-name="T29"><text:tab/></text:span><text:span text:style-name="T29"> <text:s text:c="2"/>// поле типа double с именем “y”</text:span><text:span text:style-name="T29"><text:line-break/></text:span><text:span text:style-name="T29"><text:line-break/></text:span><text:span text:style-name="T29"><text:tab/></text:span><text:span text:style-name="T28">void</text:span><text:span text:style-name="T29"> set(</text:span><text:span text:style-name="T28">double</text:span><text:span text:style-name="T29"> nx, </text:span><text:span text:style-name="T28">double</text:span><text:span text:style-name="T29"> ny) { /* метод с именем “set”, </text:span><text:span text:style-name="T29"><text:line-break/></text:span><text:span text:style-name="T29"> <text:s text:c="34"/>с возвращаемым типом void, </text:span><text:span text:style-name="T29"><text:line-break/></text:span><text:span text:style-name="T29"> <text:s text:c="34"/>с параметрами nx и ny типа double */</text:span><text:span text:style-name="T29"><text:line-break/></text:span><text:span text:style-name="T29"><text:tab/></text:span><text:span text:style-name="T29"><text:tab/></text:span><text:span text:style-name="T29">x = nx;</text:span><text:span text:style-name="T29"><text:line-break/></text:span><text:span text:style-name="T29"><text:tab/></text:span><text:span text:style-name="T29"><text:tab/></text:span><text:span text:style-name="T29">y = ny;</text:span><text:span text:style-name="T29"><text:line-break/></text:span><text:span text:style-name="T29"><text:tab/></text:span><text:span text:style-name="T29">}</text:span><text:span text:style-name="T29"><text:line-break/></text:span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У полей есть тип и имя</text:p>
              <text:p>static</text:p>
            </draw:text-box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Области видимости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public</text:span><text:span text:style-name="T31"><text:line-break/></text:span><text:span text:style-name="T32">Доступ к есть отовсюду, откуда есть доступ к объекту (или классу, если поле или метод статические)</text:span></text:p>
              </text:list-item>
              <text:list-item>
                <text:p><text:span text:style-name="T30">private</text:span><text:span text:style-name="T31"><text:line-break/></text:span><text:span text:style-name="T32">Доступ есть только из методов данного класса</text:span></text:p>
              </text:list-item>
              <text:list-item>
                <text:p><text:span text:style-name="T30">protected</text:span><text:span text:style-name="T31"><text:line-break/></text:span><text:span text:style-name="T32">Доступ есть из методов данного класса, методов его </text:span><text:span text:style-name="T33">наследников</text:span><text:span text:style-name="T32"> и методов классов из того же </text:span><text:span text:style-name="T33">пакета</text:span></text:p>
              </text:list-item>
              <text:list-item>
                <text:p><text:span text:style-name="T30">package</text:span><text:span text:style-name="T31"> </text:span><text:span text:style-name="T30">private</text:span><text:span text:style-name="T31"><text:line-break/></text:span><text:span text:style-name="T32">Доступ есть из методов данного класса и методов классов из того же пакета</text:span><text:span text:style-name="T32"><text:line-break/></text:span><text:span text:style-name="T32">Область доступа по умолчан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>
            <draw:text-box>
              <text:p>Модификаторы volatile и final</text:p>
              <text:p>Вернуться на предыдущий слайд</text:p>
            </draw:text-box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оздание объекто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ператор <text:span text:style-name="T34">new</text:span><text:span text:style-name="T21"> </text:span></text:p>
                <text:list>
                  <text:list-item>
                    <text:p><text:span text:style-name="T22">Создает новый объект заданного типа</text:span></text:p>
                  </text:list-item>
                  <text:list-item>
                    <text:p><text:span text:style-name="T22">Вызывает </text:span><text:span text:style-name="T35">конструктор </text:span><text:span text:style-name="T36">с заданными параметрами</text:span></text:p>
                  </text:list-item>
                  <text:list-item>
                    <text:p><text:span text:style-name="T36">Возвращает ссылку на созданный объект</text:span></text:p>
                  </text:list-item>
                </text:list>
              </text:list-item>
              <text:list-item>
                <text:p><text:span text:style-name="T36">Конструкторы — методы без возвращаемого значения, имя совпадает с именем класса</text:span></text:p>
                <text:list>
                  <text:list-item>
                    <text:p><text:span text:style-name="T36">Используются, когда инициализации полей недостаточно, или для параметризованной инициализац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>
            <draw:text-box>
              <text:p>Инициализация полей</text:p>
              <text:p>Конструктор по умолчанию </text:p>
            </draw:text-box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Методы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7">Параметры метода эквивалентны локальным переменным</text:span></text:p>
              </text:list-item>
              <text:list-item>
                <text:p><text:span text:style-name="T37">Все параметры передаются по значению </text:span></text:p>
                <text:list>
                  <text:list-header>
                    <text:p><text:span text:style-name="T38">для ссылочных типов передается значение ссылки</text:span></text:p>
                  </text:list-header>
                </text:list>
              </text:list-item>
              <text:list-item>
                <text:p><text:span text:style-name="T39">this</text:span><text:span text:style-name="T40"> — ссылка на объект, от которого вызван метод</text:span></text:p>
                <text:list>
                  <text:list-header>
                    <text:p><text:span text:style-name="T41">в </text:span><text:span text:style-name="T42">static</text:span><text:span text:style-name="T41"> методе — ошибка компиляции</text:span></text:p>
                  </text:list-header>
                </text:list>
              </text:list-item>
              <text:list-item>
                <text:p><text:span text:style-name="T40">Можно объявлять методы с одинаковыми именами, но с разными сигнатурам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<text:span text:style-name="T9">design</text:span> <text:span text:style-name="T9">hint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Переменные класса должны быть </text:span><text:span text:style-name="T43">private</text:span></text:p>
              </text:list-item>
              <text:list-item>
                <text:p><text:span text:style-name="T3">Всегда инициализируйте переменные</text:span></text:p>
              </text:list-item>
              <text:list-item>
                <text:p><text:span text:style-name="T3">Разбивайте большие «многофункциональные» классы на простые </text:span></text:p>
              </text:list-item>
              <text:list-item>
                <text:p><text:span text:style-name="T3">Имена переменных должны соответствовать их назначен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трок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"><text:span text:style-name="T44">Строки в Java <text:s/>- это последовательности символов в кодировке Unicode.</text:span></text:p>
            <text:p text:style-name="P2"><text:span text:style-name="T24">String javaTM = </text:span><text:span text:style-name="T45">"Java™"</text:span><text:span text:style-name="T24">;</text:span></text:p>
            <text:p text:style-name="P2"><text:span text:style-name="T23">int</text:span><text:span text:style-name="T24"> n = javaTM.length();</text:span></text:p>
            <text:p text:style-name="P2"><text:span text:style-name="T24">String s1 = javaTM.substring(0, 4);</text:span></text:p>
            <text:p text:style-name="P2"><text:span text:style-name="T24">String s2 = </text:span><text:span text:style-name="T45">"I like "</text:span><text:span text:style-name="T24"> + s1 + </text:span><text:span text:style-name="T45">"!"</text:span><text:span text:style-name="T24">;</text:span></text:p>
            <text:p text:style-name="P2"><text:span text:style-name="T24"/></text:p>
            <text:p text:style-name="P2"><text:span text:style-name="T46">Сравнение строк s и t:</text:span></text:p>
            <text:p text:style-name="P2"><text:span text:style-name="T24"><text:s/></text:span><text:span text:style-name="T24">s.equals(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Наследова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Класс A наследует класс B — значит:</text:p>
                <text:list>
                  <text:list-item>
                    <text:p>Класс A наследует свойства класса B</text:p>
                    <text:list>
                      <text:list-item>
                        <text:p><text:span text:style-name="T25">поля и методы</text:span></text:p>
                      </text:list-item>
                    </text:list>
                  </text:list-item>
                  <text:list-item>
                    <text:p><text:span text:style-name="T37">Класс А конкретизирует и дополняет свойства класса B</text:span></text:p>
                    <text:list>
                      <text:list-item>
                        <text:p><text:span text:style-name="T25">добавляет новые поля и методы</text:span></text:p>
                      </text:list-item>
                      <text:list-item>
                        <text:p><text:span text:style-name="T25">переопределяет методы B</text:span></text:p>
                      </text:list-item>
                    </text:list>
                  </text:list-item>
                  <text:list-item>
                    <text:p><text:span text:style-name="T37">Объект класса A может считаться объектом класса B (</text:span><text:span text:style-name="T47">полиморфизм</text:span><text:span text:style-name="T37">)</text:span></text:p>
                  </text:list-item>
                </text:list>
              </text:list-item>
              <text:list-item>
                <text:p><text:span text:style-name="T37">У каждого класса есть не более одного базового класса</text:span></text:p>
                <text:list>
                  <text:list-item>
                    <text:p><text:span text:style-name="T37">Базовый класс по умолчанию java.lang.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Обычный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Наследование</text:p>
          </draw:text-box>
        </draw:frame>
        <draw:frame presentation:style-name="pr4" draw:text-style-name="P10" draw:layer="layout" svg:width="16.2cm" svg:height="17.2cm" svg:x="-0.4cm" svg:y="3.4cm" presentation:class="outline" presentation:user-transformed="true">
          <draw:text-box>
            <text:list text:style-name="L2">
              <text:list-header>
                <text:p><text:span text:style-name="T48">public</text:span><text:span text:style-name="T49"> </text:span><text:span text:style-name="T48">class</text:span><text:span text:style-name="T49"> Bicycle {</text:span><text:span text:style-name="T49"><text:line-break/></text:span><text:span text:style-name="T49"><text:tab/></text:span><text:span text:style-name="T48">public</text:span><text:span text:style-name="T49"> </text:span><text:span text:style-name="T48">int</text:span><text:span text:style-name="T49"> cadence;</text:span><text:span text:style-name="T49"><text:line-break/></text:span><text:span text:style-name="T49"><text:tab/></text:span><text:span text:style-name="T48">public</text:span><text:span text:style-name="T49"> </text:span><text:span text:style-name="T48">int</text:span><text:span text:style-name="T49"> gear;</text:span><text:span text:style-name="T49"><text:line-break/></text:span><text:span text:style-name="T49"><text:tab/></text:span><text:span text:style-name="T48">public</text:span><text:span text:style-name="T49"> </text:span><text:span text:style-name="T48">int</text:span><text:span text:style-name="T49"> speed;</text:span><text:span text:style-name="T49"><text:line-break/></text:span><text:span text:style-name="T49"><text:tab/></text:span><text:span text:style-name="T49"><text:line-break/></text:span><text:span text:style-name="T49"><text:tab/></text:span><text:span text:style-name="T48">public</text:span><text:span text:style-name="T49"> Bicycle(</text:span><text:span text:style-name="T48">int</text:span><text:span text:style-name="T49"> startCadence, </text:span><text:span text:style-name="T49"><text:line-break/></text:span><text:span text:style-name="T49"><text:tab/></text:span><text:span text:style-name="T49"><text:tab/></text:span><text:span text:style-name="T49"><text:tab/></text:span><text:span text:style-name="T48">int</text:span><text:span text:style-name="T49"> startSpeed, </text:span><text:span text:style-name="T48">int</text:span><text:span text:style-name="T49"> startGear) {</text:span><text:span text:style-name="T49"><text:line-break/></text:span><text:span text:style-name="T49"><text:tab/></text:span><text:span text:style-name="T49"><text:tab/></text:span><text:span text:style-name="T49">gear = startGear;</text:span><text:span text:style-name="T49"><text:line-break/></text:span><text:span text:style-name="T49"><text:tab/></text:span><text:span text:style-name="T49"><text:tab/></text:span><text:span text:style-name="T49">cadence = startCadence;</text:span><text:span text:style-name="T49"><text:line-break/></text:span><text:span text:style-name="T49"><text:tab/></text:span><text:span text:style-name="T49"><text:tab/></text:span><text:span text:style-name="T49">speed = startSpeed;</text:span><text:span text:style-name="T49"><text:line-break/></text:span><text:span text:style-name="T49"><text:tab/></text:span><text:span text:style-name="T49">}</text:span><text:span text:style-name="T49"><text:line-break/></text:span><text:span text:style-name="T49"><text:line-break/></text:span><text:span text:style-name="T49"><text:tab/></text:span><text:span text:style-name="T48">public</text:span><text:span text:style-name="T49"> </text:span><text:span text:style-name="T48">void</text:span><text:span text:style-name="T49"> setCadence(</text:span><text:span text:style-name="T48">int</text:span><text:span text:style-name="T49"> newValue) {</text:span><text:span text:style-name="T49"><text:line-break/></text:span><text:span text:style-name="T49"><text:tab/></text:span><text:span text:style-name="T49"><text:tab/></text:span><text:span text:style-name="T49">cadence = newValue;</text:span><text:span text:style-name="T49"><text:line-break/></text:span><text:span text:style-name="T49"><text:tab/></text:span><text:span text:style-name="T49">}</text:span><text:span text:style-name="T49"><text:line-break/></text:span><text:span text:style-name="T49"><text:line-break/></text:span><text:span text:style-name="T49"><text:tab/></text:span><text:span text:style-name="T48">public</text:span><text:span text:style-name="T49"> </text:span><text:span text:style-name="T48">void</text:span><text:span text:style-name="T49"> setGear(</text:span><text:span text:style-name="T48">int</text:span><text:span text:style-name="T49"> newValue) {</text:span><text:span text:style-name="T49"><text:line-break/></text:span><text:span text:style-name="T49"><text:tab/></text:span><text:span text:style-name="T49"><text:tab/></text:span><text:span text:style-name="T49">gear = newValue;</text:span><text:span text:style-name="T49"><text:line-break/></text:span><text:span text:style-name="T49"><text:tab/></text:span><text:span text:style-name="T49">}</text:span><text:span text:style-name="T49"><text:line-break/></text:span><text:span text:style-name="T49"><text:line-break/></text:span><text:span text:style-name="T49"><text:tab/></text:span><text:span text:style-name="T48">public</text:span><text:span text:style-name="T49"> </text:span><text:span text:style-name="T48">void</text:span><text:span text:style-name="T49"> applyBrake(</text:span><text:span text:style-name="T48">int</text:span><text:span text:style-name="T49"> decrement) {</text:span><text:span text:style-name="T49"><text:line-break/></text:span><text:span text:style-name="T49"><text:tab/></text:span><text:span text:style-name="T49"><text:tab/></text:span><text:span text:style-name="T49">speed -= decrement;</text:span><text:span text:style-name="T49"><text:line-break/></text:span><text:span text:style-name="T49"><text:tab/></text:span><text:span text:style-name="T49">}</text:span><text:span text:style-name="T49"><text:line-break/></text:span><text:span text:style-name="T49"><text:line-break/></text:span><text:span text:style-name="T49"><text:tab/></text:span><text:span text:style-name="T48">public</text:span><text:span text:style-name="T49"> </text:span><text:span text:style-name="T48">void</text:span><text:span text:style-name="T49"> speedUp(</text:span><text:span text:style-name="T48">int</text:span><text:span text:style-name="T49"> increment) {</text:span><text:span text:style-name="T49"><text:line-break/></text:span><text:span text:style-name="T49"><text:tab/></text:span><text:span text:style-name="T49"><text:tab/></text:span><text:span text:style-name="T49">speed += increment;</text:span><text:span text:style-name="T49"><text:line-break/></text:span><text:span text:style-name="T49"><text:tab/></text:span><text:span text:style-name="T49">}</text:span><text:span text:style-name="T49"><text:line-break/></text:span><text:span text:style-name="T49">}</text:span></text:p>
              </text:list-header>
            </text:list>
          </draw:text-box>
        </draw:frame>
        <draw:frame presentation:style-name="pr4" draw:text-style-name="P10" draw:layer="layout" svg:width="13.897cm" svg:height="12.179cm" svg:x="13.903cm" svg:y="3.421cm" presentation:class="outline" presentation:user-transformed="true">
          <draw:text-box>
            <text:list text:style-name="L2">
              <text:list-header>
                <text:p><text:span text:style-name="T48">public</text:span><text:span text:style-name="T49"> </text:span><text:span text:style-name="T48">class</text:span><text:span text:style-name="T49"> MountainBike </text:span><text:span text:style-name="T48">extends</text:span><text:span text:style-name="T49"> Bicycle {</text:span><text:span text:style-name="T49"><text:line-break/></text:span><text:span text:style-name="T49"><text:line-break/></text:span><text:span text:style-name="T49"><text:tab/></text:span><text:span text:style-name="T48">public</text:span><text:span text:style-name="T49"> </text:span><text:span text:style-name="T48">int</text:span><text:span text:style-name="T49"> seatHeight;</text:span><text:span text:style-name="T49"><text:line-break/></text:span><text:span text:style-name="T49"><text:line-break/></text:span><text:span text:style-name="T49"><text:tab/></text:span><text:span text:style-name="T48">public</text:span><text:span text:style-name="T49"> MountainBike(</text:span><text:span text:style-name="T49"><text:line-break/></text:span><text:span text:style-name="T49"><text:tab/></text:span><text:span text:style-name="T49"><text:tab/></text:span><text:span text:style-name="T49"><text:tab/></text:span><text:span text:style-name="T48">int</text:span><text:span text:style-name="T49"> startHeight,</text:span><text:span text:style-name="T49"><text:line-break/></text:span><text:span text:style-name="T49"><text:tab/></text:span><text:span text:style-name="T49"><text:tab/></text:span><text:span text:style-name="T49"><text:tab/></text:span><text:span text:style-name="T48">int</text:span><text:span text:style-name="T49"> startCadence,</text:span><text:span text:style-name="T49"><text:line-break/></text:span><text:span text:style-name="T49"><text:tab/></text:span><text:span text:style-name="T49"><text:tab/></text:span><text:span text:style-name="T49"><text:tab/></text:span><text:span text:style-name="T48">int</text:span><text:span text:style-name="T49"> startSpeed,</text:span><text:span text:style-name="T49"><text:line-break/></text:span><text:span text:style-name="T49"><text:tab/></text:span><text:span text:style-name="T49"><text:tab/></text:span><text:span text:style-name="T49"><text:tab/></text:span><text:span text:style-name="T48">int</text:span><text:span text:style-name="T49"> startGear) {</text:span><text:span text:style-name="T49"><text:line-break/></text:span><text:span text:style-name="T49"><text:line-break/></text:span><text:span text:style-name="T49"><text:tab/></text:span><text:span text:style-name="T49"><text:tab/></text:span><text:span text:style-name="T48">super</text:span><text:span text:style-name="T49">(startCadence,</text:span><text:span text:style-name="T49"><text:line-break/></text:span><text:span text:style-name="T49"><text:tab/></text:span><text:span text:style-name="T49"><text:tab/></text:span><text:span text:style-name="T49"><text:tab/></text:span><text:span text:style-name="T49">startSpeed, startGear);</text:span><text:span text:style-name="T49"><text:line-break/></text:span><text:span text:style-name="T49"><text:tab/></text:span><text:span text:style-name="T49"><text:tab/></text:span><text:span text:style-name="T49">seatHeight = startHeight;</text:span><text:span text:style-name="T49"><text:line-break/></text:span><text:span text:style-name="T49"><text:tab/></text:span><text:span text:style-name="T49">}</text:span><text:span text:style-name="T49"><text:line-break/></text:span><text:span text:style-name="T49"><text:line-break/></text:span><text:span text:style-name="T49"><text:tab/></text:span><text:span text:style-name="T48">public</text:span><text:span text:style-name="T49"> </text:span><text:span text:style-name="T48">void</text:span><text:span text:style-name="T49"> setHeight(</text:span><text:span text:style-name="T48">int</text:span><text:span text:style-name="T49"> newValue) {</text:span><text:span text:style-name="T49"><text:line-break/></text:span><text:span text:style-name="T49"><text:tab/></text:span><text:span text:style-name="T49"><text:tab/></text:span><text:span text:style-name="T49">seatHeight = newValue;</text:span><text:span text:style-name="T49"><text:line-break/></text:span><text:span text:style-name="T49"><text:tab/></text:span><text:span text:style-name="T49">}</text:span><text:span text:style-name="T49"><text:line-break/></text:span><text:span text:style-name="T49">}</text:span></text:p>
              </text:list-header>
            </text:list>
          </draw:text-box>
        </draw:frame>
        <draw:line draw:style-name="gr2" draw:text-style-name="P11" draw:layer="layout" svg:x1="14.7cm" svg:y1="3.8cm" svg:x2="14.7cm" svg:y2="18.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олиморфизм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сылка и объект, на который она указывает могут быть разных типов</text:p>
                <text:list>
                  <text:list-item>
                    <text:p>Тип ссылки (declaring type) может быть типом базового класса</text:p>
                  </text:list-item>
                  <text:list-item>
                    <text:p>Тип объекта (actual type) может быть типом класса наследника</text:p>
                  </text:list-item>
                </text:list>
              </text:list-item>
              <text:list-item>
                <text:p>Работая с ссылкой на базовый класс, можно использовать все что есть в базовом классе, но реализация может быть уточненная классом наследником</text:p>
              </text:list-item>
              <text:list-item>
                <text:p>Все методы в Java — виртуальные</text:p>
                <text:list>
                  <text:list-item>
                    <text:p>Реализация всегда берется из актуального типа</text:p>
                  </text:list-item>
                </text:list>
              </text:list-item>
            </text:list>
            <text:p text:style-name="P7"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>
            <draw:text-box>
              <text:p>Все методы — виртуальные, кроме final и private</text:p>
              <text:p>Можно переопределять с расширением </text:p>
              <text:p>Через несколько уровней</text:p>
              <text:p>Ссылка super</text:p>
            </draw:text-box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51">Интерфейсы и абстрактные классы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Абстрактный метод — метод без реализации</text:p>
              </text:list-item>
              <text:list-item>
                <text:p>Абстрактный класс — класс содержащий хотя бы один абстрактный метод</text:p>
                <text:list>
                  <text:list-item>
                    <text:p>Объект такого класса нельзя создать, но можно иметь ссылку такого типа</text:p>
                  </text:list-item>
                </text:list>
              </text:list-item>
              <text:list-item>
                <text:p>Интерфейс — ссылочный тип, описывающий набор методов и констант</text:p>
                <text:list>
                  <text:list-item>
                    <text:p>Все методы являются публичными и абстрактными</text:p>
                  </text:list-item>
                </text:list>
              </text:list-item>
              <text:list-item>
                <text:p>Класс может наследовать (extends) только один базовый класс и реализовывать (implements) несколько интерфейсов</text:p>
              </text:list-item>
              <text:list-item>
                <text:p>Интерфейс может наследовать (extends) несколько других интерфейсов, но не класс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>
            <draw:text-box>
              <text:p text:style-name="P13"><text:span text:style-name="T52">Интерфейс – это, как правило, какое-то свойство, или набор свойств, которое хочется выразить отдельно от реализации и применить в множестве различных классов</text:span></text:p>
              <text:p text:style-name="P13"><text:span text:style-name="T53">Интерфейсы</text:span></text:p>
              <text:p text:style-name="P14"><text:span text:style-name="T54"><text:tab/></text:span><text:span text:style-name="T54">разновидность множественного наследования</text:span></text:p>
              <text:p text:style-name="P14"><text:span text:style-name="T54"><text:tab/></text:span><text:span text:style-name="T54">чистый элемент проектирования (не нужно скрещиваться с какой-то реализацией)</text:span></text:p>
              <text:p text:style-name="P14"><text:span text:style-name="T54"><text:tab/></text:span><text:span text:style-name="T54">вынуждают использовать делегирование</text:span></text:p>
              <text:p text:style-name="P14"><text:span text:style-name="T53"/></text:p>
              <text:p text:style-name="P14"><text:span text:style-name="T53">Абстрактные классы</text:span></text:p>
              <text:p text:style-name="P14"><text:span text:style-name="T54"><text:tab/></text:span><text:span text:style-name="T54">содержат частичную реализацию, требующую какого-то дополнения</text:span></text:p>
              <text:p text:style-name="P14"><text:span text:style-name="T54"><text:tab/></text:span><text:span text:style-name="T54">являются полноценными классами (конструкторы, статические методы, …)</text:span></text:p>
              <text:p text:style-name="P14"><text:span text:style-name="T54"><text:tab/></text:span><text:span text:style-name="T54">ограничивают возможность наследоваться от другого класса</text:span></text:p>
            </draw:text-box>
          </draw:frame>
        </presentation:notes>
      </draw:page>
      <draw:page draw:name="page27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Исключения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42">Исключение</text:span><text:span text:style-name="T38"> — объект класса, наследованного </text:span><text:span text:style-name="T38"><text:line-break/></text:span><text:span text:style-name="T38">от java.lang.Throwable</text:span></text:p>
              </text:list-item>
            </text:list>
            <text:p text:style-name="P15"><text:span text:style-name="T55">try</text:span><text:span text:style-name="T29"> {</text:span><text:span text:style-name="T29"><text:line-break/></text:span><text:span text:style-name="T29"><text:tab/></text:span><text:span text:style-name="T29">// Код программы, в котором может быть выброшено исключение.</text:span><text:span text:style-name="T29"><text:line-break/></text:span><text:span text:style-name="T29"><text:tab/></text:span><text:span text:style-name="T29">// Либо явным выбросом (throw), либо вызовом метода, в котором</text:span><text:span text:style-name="T29"><text:line-break/></text:span><text:span text:style-name="T29"><text:tab/></text:span><text:span text:style-name="T29">// произойдет выброс исключения и не выполнится его обработка.</text:span></text:p>
            <text:p text:style-name="P15"><text:span text:style-name="T29">}</text:span></text:p>
            <text:p text:style-name="P15"><text:span text:style-name="T56">catch</text:span><text:span text:style-name="T29"> (</text:span><text:span text:style-name="T57">MyException</text:span><text:span text:style-name="T29"> ex) {</text:span><text:span text:style-name="T29"><text:line-break/></text:span><text:span text:style-name="T29"><text:tab/></text:span><text:span text:style-name="T29">// Обработчик исключений типа MyException.</text:span><text:span text:style-name="T29"><text:line-break/></text:span><text:span text:style-name="T29"><text:tab/></text:span><text:span text:style-name="T29">// ex – ссылка на объект обрабатываемого исключения.</text:span></text:p>
            <text:p text:style-name="P15"><text:span text:style-name="T29">}</text:span></text:p>
            <text:p text:style-name="P15"><text:span text:style-name="T55">catch</text:span><text:span text:style-name="T29"> (ClassCastException classCastEx) {</text:span><text:span text:style-name="T29"><text:line-break/></text:span><text:span text:style-name="T29"><text:tab/></text:span><text:span text:style-name="T29">// Обработчик исключений типа ClassCastException.</text:span><text:span text:style-name="T29"><text:line-break/></text:span><text:span text:style-name="T29"><text:tab/></text:span><text:span text:style-name="T29">// classCastEx – ссылка на объект обрабатываемого исключения.</text:span></text:p>
            <text:p text:style-name="P15"><text:span text:style-name="T29">}</text:span></text:p>
            <text:p text:style-name="P15"><text:span text:style-name="T55">catch</text:span><text:span text:style-name="T29"> ...</text:span></text:p>
            <text:p text:style-name="P15"><text:span text:style-name="T29">...</text:span></text:p>
            <text:p text:style-name="P15"><text:span text:style-name="T55">finally</text:span><text:span text:style-name="T29"> {</text:span><text:span text:style-name="T29"><text:line-break/></text:span><text:span text:style-name="T29"><text:tab/></text:span><text:span text:style-name="T29">// Обработчик для </text:span><text:span text:style-name="T28">всех</text:span><text:span text:style-name="T29"> путей выхода из try и catch блоков.</text:span></text:p>
            <text:p text:style-name="P15"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vadoc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p text:style-name="P2"><text:span text:style-name="T58">Javadoc</text:span><text:span text:style-name="T44"> — генератор документации в HTML-формате из комментариев исходного кода на </text:span><text:span text:style-name="T59">Java</text:span><text:span text:style-name="T44"> от Sun Microsystems. </text:span></text:p>
            <text:p text:style-name="P2"><text:span text:style-name="T44">Javadoc — стандарт для документирования классов </text:span><text:span text:style-name="T59">Java.</text:span><text:span text:style-name="T44"> </text:span></text:p>
            <text:p text:style-name="P2"><text:span text:style-name="T44">Большинство cред разработки программного обеспечения автоматически генерируют HTML-документацию, используя Javadoc.</text:span></text:p>
            <text:p text:style-name="P16"><text:span text:style-name="T44"><text:line-break/></text:span><text:span text:style-name="T44">Комментарии должны описывать не </text:span><text:span text:style-name="T60">что</text:span><text:span text:style-name="T44"> делает</text:span><text:span text:style-name="T60"> </text:span><text:span text:style-name="T44">код, а </text:span><text:span text:style-name="T60">почему </text:span><text:span text:style-name="T44">он написан именно та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 javadoc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0">/**</text:span></text:p>
              </text:list-item>
              <text:list-item>
                <text:p><text:span text:style-name="T10"><text:s text:c="2"/></text:span><text:span text:style-name="T10">* &lt;p&gt;Проверяет, допустимый ли ход.&lt;/p&gt;</text:span></text:p>
              </text:list-item>
              <text:list-item>
                <text:p><text:span text:style-name="T10"><text:s text:c="2"/></text:span><text:span text:style-name="T10">* &lt;p&gt;Например, чтобы задать ход e2-e4, напишите isValidMove(5,2,5,4);</text:span></text:p>
              </text:list-item>
              <text:list-item>
                <text:p><text:span text:style-name="T10"><text:s text:c="2"/></text:span><text:span text:style-name="T10">* Чтобы записать рокировку, укажите, откуда и куда ходит король.</text:span></text:p>
              </text:list-item>
              <text:list-item>
                <text:p><text:span text:style-name="T10"><text:s text:c="2"/></text:span><text:span text:style-name="T10">* Например, для короткой рокировки чёрных запишите isValidMove(5,8,7,8);&lt;/p&gt;</text:span></text:p>
              </text:list-item>
              <text:list-item>
                <text:p><text:span text:style-name="T10"><text:s text:c="2"/></text:span><text:span text:style-name="T10">*</text:span></text:p>
              </text:list-item>
              <text:list-item>
                <text:p><text:span text:style-name="T10"><text:s text:c="2"/></text:span><text:span text:style-name="T10">* </text:span><text:span text:style-name="T17">@param</text:span><text:span text:style-name="T10"> fromCol Вертикаль, на которой находится фигура (1=a, 8=h)</text:span></text:p>
              </text:list-item>
              <text:list-item>
                <text:p><text:span text:style-name="T10"><text:s text:c="2"/></text:span><text:span text:style-name="T10">* </text:span><text:span text:style-name="T17">@param</text:span><text:span text:style-name="T10"> fromRow Горизонталь, на которой находится фигура (1...8)</text:span></text:p>
              </text:list-item>
              <text:list-item>
                <text:p><text:span text:style-name="T10"><text:s text:c="2"/></text:span><text:span text:style-name="T10">* </text:span><text:span text:style-name="T17">@param</text:span><text:span text:style-name="T10"> toCol <text:s text:c="2"/>Вертикаль клетки, на которую выполняется ход (1=a, 8=h)</text:span></text:p>
              </text:list-item>
              <text:list-item>
                <text:p><text:span text:style-name="T10"><text:s text:c="2"/></text:span><text:span text:style-name="T10">* </text:span><text:span text:style-name="T17">@param</text:span><text:span text:style-name="T10"> toRow <text:s text:c="2"/>Горизонталь клетки, на которую выполняется ход (1...8)</text:span></text:p>
              </text:list-item>
              <text:list-item>
                <text:p><text:span text:style-name="T10"><text:s text:c="2"/></text:span><text:span text:style-name="T10">* </text:span><text:span text:style-name="T17">@return</text:span><text:span text:style-name="T10"> </text:span><text:span text:style-name="T16">true</text:span><text:span text:style-name="T10">, если ход допустим, и </text:span><text:span text:style-name="T16">false</text:span><text:span text:style-name="T10">, если недопустим</text:span></text:p>
              </text:list-item>
              <text:list-item>
                <text:p><text:span text:style-name="T10"><text:s text:c="2"/></text:span><text:span text:style-name="T10">*/</text:span></text:p>
              </text:list-item>
              <text:list-item>
                <text:p><text:span text:style-name="T10"><text:s text:c="2"/></text:span><text:span text:style-name="T17">boolean</text:span><text:span text:style-name="T10"> isValidMove(</text:span><text:span text:style-name="T17">int</text:span><text:span text:style-name="T10"> fromCol, </text:span><text:span text:style-name="T17">int</text:span><text:span text:style-name="T10"> fromRow, </text:span><text:span text:style-name="T17">int</text:span><text:span text:style-name="T10"> toCol, </text:span><text:span text:style-name="T17">int</text:span><text:span text:style-name="T10"> toRow) {</text:span></text:p>
              </text:list-item>
              <text:list-item>
                <text:p><text:span text:style-name="T10"><text:s text:c="6"/></text:span><text:span text:style-name="T10">. . .</text:span></text:p>
              </text:list-item>
              <text:list-item>
                <text:p><text:span text:style-name="T10"><text:s text:c="2"/></text:span><text:span text:style-name="T10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 javadoc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0">/**</text:span></text:p>
              </text:list-item>
              <text:list-item>
                <text:p><text:span text:style-name="T10"><text:s text:c="2"/></text:span><text:span text:style-name="T10">* &lt;p&gt;Проверяет, допустимый ли ход.&lt;/p&gt;</text:span></text:p>
              </text:list-item>
              <text:list-item>
                <text:p><text:span text:style-name="T10"><text:s text:c="2"/></text:span><text:span text:style-name="T10">* &lt;p&gt;Например, чтобы задать ход e2-e4, напишите isValidMove(5,2,5,4);</text:span></text:p>
              </text:list-item>
              <text:list-item>
                <text:p><text:span text:style-name="T10"><text:s text:c="2"/></text:span><text:span text:style-name="T10">* Чтобы записать рокировку, укажите, откуда и куда ходит король.</text:span></text:p>
              </text:list-item>
              <text:list-item>
                <text:p><text:span text:style-name="T10"><text:s text:c="2"/></text:span><text:span text:style-name="T10">* Например, для короткой рокировки чёрных запишите isValidMove(5,8,7,8);&lt;/p&gt;</text:span></text:p>
              </text:list-item>
              <text:list-item>
                <text:p><text:span text:style-name="T10"><text:s text:c="2"/></text:span><text:span text:style-name="T10">*</text:span></text:p>
              </text:list-item>
              <text:list-item>
                <text:p><text:span text:style-name="T10"><text:s text:c="2"/></text:span><text:span text:style-name="T10">* </text:span><text:span text:style-name="T17">@param</text:span><text:span text:style-name="T10"> fromCol Вертикаль, на которой находится фигура (1=a, 8=h)</text:span></text:p>
              </text:list-item>
              <text:list-item>
                <text:p><text:span text:style-name="T10"><text:s text:c="2"/></text:span><text:span text:style-name="T10">* </text:span><text:span text:style-name="T17">@param</text:span><text:span text:style-name="T10"> fromRow Горизонталь, на которой находится фигура (1...8)</text:span></text:p>
              </text:list-item>
              <text:list-item>
                <text:p><text:span text:style-name="T10"><text:s text:c="2"/></text:span><text:span text:style-name="T10">* </text:span><text:span text:style-name="T17">@param</text:span><text:span text:style-name="T10"> toCol <text:s text:c="2"/>Вертикаль клетки, на которую выполняется ход (1=a, 8=h)</text:span></text:p>
              </text:list-item>
              <text:list-item>
                <text:p><text:span text:style-name="T10"><text:s text:c="2"/></text:span><text:span text:style-name="T10">* </text:span><text:span text:style-name="T17">@param</text:span><text:span text:style-name="T10"> toRow <text:s text:c="2"/>Горизонталь клетки, на которую выполняется ход (1...8)</text:span></text:p>
              </text:list-item>
              <text:list-item>
                <text:p><text:span text:style-name="T10"><text:s text:c="2"/></text:span><text:span text:style-name="T10">* </text:span><text:span text:style-name="T17">@return</text:span><text:span text:style-name="T10"> </text:span><text:span text:style-name="T16">true</text:span><text:span text:style-name="T10">, если ход допустим, и </text:span><text:span text:style-name="T16">false</text:span><text:span text:style-name="T10">, если недопустим</text:span></text:p>
              </text:list-item>
              <text:list-item>
                <text:p><text:span text:style-name="T10"><text:s text:c="2"/></text:span><text:span text:style-name="T10">*/</text:span></text:p>
              </text:list-item>
              <text:list-item>
                <text:p><text:span text:style-name="T10"><text:s text:c="2"/></text:span><text:span text:style-name="T17">boolean</text:span><text:span text:style-name="T10"> isValidMove(</text:span><text:span text:style-name="T17">int</text:span><text:span text:style-name="T10"> fromCol, </text:span><text:span text:style-name="T17">int</text:span><text:span text:style-name="T10"> fromRow, </text:span><text:span text:style-name="T17">int</text:span><text:span text:style-name="T10"> toCol, </text:span><text:span text:style-name="T17">int</text:span><text:span text:style-name="T10"> toRow) {</text:span></text:p>
              </text:list-item>
              <text:list-item>
                <text:p><text:span text:style-name="T10"><text:s text:c="6"/></text:span><text:span text:style-name="T10">. . .</text:span></text:p>
              </text:list-item>
              <text:list-item>
                <text:p><text:span text:style-name="T10"><text:s text:c="2"/></text:span><text:span text:style-name="T10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MT1" svg:font-family="'Gill Sans MT'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Gill Sans MT" svg:font-family="'Gill Sans MT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ohit Devanagari1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mir  Kikhtenko</meta:initial-creator>
    <meta:creation-date>2015-02-10T19:35:35.022497084</meta:creation-date>
    <meta:generator>LibreOffice/4.2.8.2$Linux_X86_64 LibreOffice_project/420$Build-2</meta:generator>
    <dc:date>2015-04-27T17:57:35.068889963</dc:date>
    <dc:creator>Vladimir  Kikhtenko</dc:creator>
    <meta:editing-duration>P1DT48M16S</meta:editing-duration>
    <meta:editing-cycles>63</meta:editing-cycles>
    <meta:document-statistic meta:object-count="148"/>
  </office:meta>
</office:document-meta>
</file>